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559cm"/>
    </style:style>
    <style:style style:name="co11" style:family="table-column">
      <style:table-column-properties fo:break-before="auto" style:column-width="2.949cm"/>
    </style:style>
    <style:style style:name="co12" style:family="table-column">
      <style:table-column-properties fo:break-before="auto" style:column-width="2.921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4.337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6.761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1-04-23_financialtransactions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3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ayeeName</text:p>
          </table:table-cell>
          <table:table-cell office:value-type="string" calcext:value-type="string">
            <text:p>TransactionNumber</text:p>
          </table:table-cell>
          <table:table-cell office:value-type="string" calcext:value-type="string">
            <text:p>PaymentMethod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Creat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Vat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SubSite</text:p>
          </table:table-cell>
          <table:table-cell office:value-type="string" calcext:value-type="string">
            <text:p>ProductCategory</text:p>
          </table:table-cell>
          <table:table-cell office:value-type="string" calcext:value-type="string">
            <text:p>PayeeReference</text:p>
          </table:table-cell>
          <table:table-cell office:value-type="string" calcext:value-type="string">
            <text:p>OrderReference</text:p>
          </table:table-cell>
          <table:table-cell office:value-type="string" calcext:value-type="string">
            <text:p>PaymentPayeeReference</text:p>
          </table:table-cell>
          <table:table-cell office:value-type="string" calcext:value-type="string">
            <text:p>PaymentNumber</text:p>
          </table:table-cell>
          <table:table-cell office:value-type="string" calcext:value-type="string">
            <text:p>PaymentOrderNumber</text:p>
          </table:table-cell>
          <table:table-cell office:value-type="string" calcext:value-type="string">
            <text:p>TransactionId</text:p>
          </table:table-cell>
          <table:table-cell office:value-type="string" calcext:value-type="string">
            <text:p>PaymentId</text:p>
          </table:table-cell>
          <table:table-cell office:value-type="string" calcext:value-type="string">
            <text:p>PaymentOrderId</text:p>
          </table:table-cell>
          <table:table-cell office:value-type="string" calcext:value-type="string">
            <text:p>MerchantId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8561001" calcext:value-type="float">
            <text:p>10378561001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8 08:21:2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7ol0ajz410x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10377838911" calcext:value-type="float">
            <text:p>10377838911</text:p>
          </table:table-cell>
          <table:table-cell/>
          <table:table-cell office:value-type="string" calcext:value-type="string">
            <text:p>3843c297-0023-48ae-88ad-08d8edde40f3</text:p>
          </table:table-cell>
          <table:table-cell office:value-type="string" calcext:value-type="string">
            <text:p>e0046eb3-f0e2-4684-6128-08d8edde4335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8561101" calcext:value-type="float">
            <text:p>10378561101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8 08:21:4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07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4uubq1uh507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10377885669" calcext:value-type="float">
            <text:p>10377885669</text:p>
          </table:table-cell>
          <table:table-cell/>
          <table:table-cell office:value-type="string" calcext:value-type="string">
            <text:p>c3d3679d-f3b6-47eb-6c52-08d8ee6feae5</text:p>
          </table:table-cell>
          <table:table-cell office:value-type="string" calcext:value-type="string">
            <text:p>0197605f-6919-4d8e-0426-08d8ee6bb310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8560839" calcext:value-type="float">
            <text:p>10378560839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8 08:20:5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88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wpi42xnzfvr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10377773023" calcext:value-type="float">
            <text:p>10377773023</text:p>
          </table:table-cell>
          <table:table-cell/>
          <table:table-cell office:value-type="string" calcext:value-type="string">
            <text:p>f21ec43f-024c-418b-a3b9-08d8eddec094</text:p>
          </table:table-cell>
          <table:table-cell office:value-type="string" calcext:value-type="string">
            <text:p>ce9014c7-57c0-49cc-4c20-08d8ee703528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8560964" calcext:value-type="float">
            <text:p>10378560964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8 08:21:1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859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c59nx1yuiv5</text:p>
          </table:table-cell>
          <table:table-cell/>
          <table:table-cell office:value-type="float" office:value="1348" calcext:value-type="float">
            <text:p>1348</text:p>
          </table:table-cell>
          <table:table-cell office:value-type="float" office:value="10377811326" calcext:value-type="float">
            <text:p>10377811326</text:p>
          </table:table-cell>
          <table:table-cell/>
          <table:table-cell office:value-type="string" calcext:value-type="string">
            <text:p>1b67ce1a-3a85-4bcc-cad4-08d8eddfc3ee</text:p>
          </table:table-cell>
          <table:table-cell office:value-type="string" calcext:value-type="string">
            <text:p>44ffa674-7e4b-480b-6815-08d8ede05021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8560725" calcext:value-type="float">
            <text:p>10378560725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8 08:20:4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04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7339wpr5icj</text:p>
          </table:table-cell>
          <table:table-cell/>
          <table:table-cell office:value-type="float" office:value="1360" calcext:value-type="float">
            <text:p>1360</text:p>
          </table:table-cell>
          <table:table-cell office:value-type="float" office:value="10377864819" calcext:value-type="float">
            <text:p>10377864819</text:p>
          </table:table-cell>
          <table:table-cell/>
          <table:table-cell office:value-type="string" calcext:value-type="string">
            <text:p>5a7eced7-1bec-44e1-a3aa-08d8eddec094</text:p>
          </table:table-cell>
          <table:table-cell office:value-type="string" calcext:value-type="string">
            <text:p>e25f5230-69b2-4951-680c-08d8edde4335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8560920" calcext:value-type="float">
            <text:p>10378560920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8 08:21: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5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e77bjepv1og</text:p>
          </table:table-cell>
          <table:table-cell/>
          <table:table-cell office:value-type="float" office:value="1346" calcext:value-type="float">
            <text:p>1346</text:p>
          </table:table-cell>
          <table:table-cell office:value-type="float" office:value="10377791147" calcext:value-type="float">
            <text:p>10377791147</text:p>
          </table:table-cell>
          <table:table-cell/>
          <table:table-cell office:value-type="string" calcext:value-type="string">
            <text:p>9245b5fc-2907-4ae5-cad0-08d8eddfc3ee</text:p>
          </table:table-cell>
          <table:table-cell office:value-type="string" calcext:value-type="string">
            <text:p>a2222710-1a49-47c7-ed87-08d8ee6bb30f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8560881" calcext:value-type="float">
            <text:p>10378560881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8 08:21: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568.2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y2bphurouw7</text:p>
          </table:table-cell>
          <table:table-cell/>
          <table:table-cell office:value-type="float" office:value="1344" calcext:value-type="float">
            <text:p>1344</text:p>
          </table:table-cell>
          <table:table-cell office:value-type="float" office:value="10377790298" calcext:value-type="float">
            <text:p>10377790298</text:p>
          </table:table-cell>
          <table:table-cell/>
          <table:table-cell office:value-type="string" calcext:value-type="string">
            <text:p>b9c58393-99fb-4100-cacc-08d8eddfc3ee</text:p>
          </table:table-cell>
          <table:table-cell office:value-type="string" calcext:value-type="string">
            <text:p>2022d849-8712-4d2e-a0aa-08d8eddec089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7969470" calcext:value-type="float">
            <text:p>10377969470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7 06:58:4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5384.6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eqqe845dh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10377882928" calcext:value-type="float">
            <text:p>10377882928</text:p>
          </table:table-cell>
          <table:table-cell/>
          <table:table-cell office:value-type="string" calcext:value-type="string">
            <text:p>754489aa-f317-4dbb-92d4-08d8ede04de6</text:p>
          </table:table-cell>
          <table:table-cell office:value-type="string" calcext:value-type="string">
            <text:p>3b2563e5-3c32-4b4e-6666-08d8ee703528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8850" calcext:value-type="float">
            <text:p>10376288850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3:4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9065.7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n92im8hxjs</text:p>
          </table:table-cell>
          <table:table-cell/>
          <table:table-cell office:value-type="float" office:value="1267" calcext:value-type="float">
            <text:p>1267</text:p>
          </table:table-cell>
          <table:table-cell office:value-type="float" office:value="10376171686" calcext:value-type="float">
            <text:p>10376171686</text:p>
          </table:table-cell>
          <table:table-cell/>
          <table:table-cell office:value-type="string" calcext:value-type="string">
            <text:p>c5abc3b0-60fa-4ecb-f502-08d8eddfc3ea</text:p>
          </table:table-cell>
          <table:table-cell office:value-type="string" calcext:value-type="string">
            <text:p>41450949-524f-45e7-ec2b-08d8edde4333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8160" calcext:value-type="float">
            <text:p>10376288160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2:4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019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z16n3rgfj1k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float" office:value="10375194784" calcext:value-type="float">
            <text:p>10375194784</text:p>
          </table:table-cell>
          <table:table-cell/>
          <table:table-cell office:value-type="string" calcext:value-type="string">
            <text:p>a385167b-213c-4028-f4b1-08d8eddfc3ea</text:p>
          </table:table-cell>
          <table:table-cell office:value-type="string" calcext:value-type="string">
            <text:p>2f044710-96de-4932-7d3f-08d8ecdd3811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6027" calcext:value-type="float">
            <text:p>10376286027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18:5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458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vajwzrw54a</text:p>
          </table:table-cell>
          <table:table-cell/>
          <table:table-cell office:value-type="float" office:value="1129" calcext:value-type="float">
            <text:p>1129</text:p>
          </table:table-cell>
          <table:table-cell office:value-type="float" office:value="10370789110" calcext:value-type="float">
            <text:p>10370789110</text:p>
          </table:table-cell>
          <table:table-cell/>
          <table:table-cell office:value-type="string" calcext:value-type="string">
            <text:p>e4b5a65e-ef60-49d7-7f4f-08d8ee6feae1</text:p>
          </table:table-cell>
          <table:table-cell office:value-type="string" calcext:value-type="string">
            <text:p>e9530e14-af1a-44d7-4f64-08d8e214b522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7524" calcext:value-type="float">
            <text:p>10376287524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1:2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28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iohhus4umma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float" office:value="10374012557" calcext:value-type="float">
            <text:p>10374012557</text:p>
          </table:table-cell>
          <table:table-cell/>
          <table:table-cell office:value-type="string" calcext:value-type="string">
            <text:p>ccae23fa-27df-4138-ac62-08d8eddec090</text:p>
          </table:table-cell>
          <table:table-cell office:value-type="string" calcext:value-type="string">
            <text:p>cfcd6572-4c08-4d7e-89d3-08d8e9f5b6b9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8693" calcext:value-type="float">
            <text:p>10376288693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3:2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48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kg8ysc0m62</text:p>
          </table:table-cell>
          <table:table-cell/>
          <table:table-cell office:value-type="float" office:value="1261" calcext:value-type="float">
            <text:p>1261</text:p>
          </table:table-cell>
          <table:table-cell office:value-type="float" office:value="10376060103" calcext:value-type="float">
            <text:p>10376060103</text:p>
          </table:table-cell>
          <table:table-cell/>
          <table:table-cell office:value-type="string" calcext:value-type="string">
            <text:p>5a8f7b04-c127-4b2b-acd9-08d8eddec090</text:p>
          </table:table-cell>
          <table:table-cell office:value-type="string" calcext:value-type="string">
            <text:p>33cf7ea1-3b93-4124-690a-08d8ee6bb30e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7235" calcext:value-type="float">
            <text:p>10376287235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0:5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99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aijcvdqr1xr</text:p>
          </table:table-cell>
          <table:table-cell/>
          <table:table-cell office:value-type="float" office:value="1174" calcext:value-type="float">
            <text:p>1174</text:p>
          </table:table-cell>
          <table:table-cell office:value-type="float" office:value="10373010405" calcext:value-type="float">
            <text:p>10373010405</text:p>
          </table:table-cell>
          <table:table-cell/>
          <table:table-cell office:value-type="string" calcext:value-type="string">
            <text:p>4308a649-ff41-40e1-8981-08d8ee6b9ce6</text:p>
          </table:table-cell>
          <table:table-cell office:value-type="string" calcext:value-type="string">
            <text:p>3389f757-47a7-4643-7b69-08d8e9f53805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6349" calcext:value-type="float">
            <text:p>10376286349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19:2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1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rcnn6buq99f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0371378239" calcext:value-type="float">
            <text:p>10371378239</text:p>
          </table:table-cell>
          <table:table-cell/>
          <table:table-cell office:value-type="string" calcext:value-type="string">
            <text:p>1013ccc5-97c0-4880-abdf-08d8eddec090</text:p>
          </table:table-cell>
          <table:table-cell office:value-type="string" calcext:value-type="string">
            <text:p>3165a37c-aea2-48a1-eadb-08d8e215ae07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8360" calcext:value-type="float">
            <text:p>10376288360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2:5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01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vh8y2c06z1o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float" office:value="10375816233" calcext:value-type="float">
            <text:p>10375816233</text:p>
          </table:table-cell>
          <table:table-cell/>
          <table:table-cell office:value-type="string" calcext:value-type="string">
            <text:p>c15e7df0-b19b-44bb-f4ca-08d8eddfc3ea</text:p>
          </table:table-cell>
          <table:table-cell office:value-type="string" calcext:value-type="string">
            <text:p>448a9f80-a845-4b88-9142-08d8edde4333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7414" calcext:value-type="float">
            <text:p>10376287414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1: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508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d7ec8irq5zk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10373701340" calcext:value-type="float">
            <text:p>10373701340</text:p>
          </table:table-cell>
          <table:table-cell/>
          <table:table-cell office:value-type="string" calcext:value-type="string">
            <text:p>a7eb4fca-6b18-4ce6-f46c-08d8eddfc3ea</text:p>
          </table:table-cell>
          <table:table-cell office:value-type="string" calcext:value-type="string">
            <text:p>19c87684-3d16-4cef-0fd5-08d8e9f53806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8762" calcext:value-type="float">
            <text:p>10376288762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3:3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019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2tdcsi06jjx</text:p>
          </table:table-cell>
          <table:table-cell/>
          <table:table-cell office:value-type="float" office:value="1263" calcext:value-type="float">
            <text:p>1263</text:p>
          </table:table-cell>
          <table:table-cell office:value-type="float" office:value="10376112458" calcext:value-type="float">
            <text:p>10376112458</text:p>
          </table:table-cell>
          <table:table-cell/>
          <table:table-cell office:value-type="string" calcext:value-type="string">
            <text:p>8e3f0ff7-b956-463d-8091-08d8ee6feae1</text:p>
          </table:table-cell>
          <table:table-cell office:value-type="string" calcext:value-type="string">
            <text:p>4fe961d5-03cc-4512-7655-08d8ee6bb30e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6752" calcext:value-type="float">
            <text:p>10376286752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0: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5075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bpjbzcqm5kn</text:p>
          </table:table-cell>
          <table:table-cell/>
          <table:table-cell office:value-type="float" office:value="1153" calcext:value-type="float">
            <text:p>1153</text:p>
          </table:table-cell>
          <table:table-cell office:value-type="float" office:value="10371837747" calcext:value-type="float">
            <text:p>10371837747</text:p>
          </table:table-cell>
          <table:table-cell/>
          <table:table-cell office:value-type="string" calcext:value-type="string">
            <text:p>fde98576-3195-4cda-19cb-08d8ede04de4</text:p>
          </table:table-cell>
          <table:table-cell office:value-type="string" calcext:value-type="string">
            <text:p>ecf57dd2-6899-4527-567e-08d8e215ae08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7712" calcext:value-type="float">
            <text:p>10376287712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1:5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717.2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as3i95mhyve</text:p>
          </table:table-cell>
          <table:table-cell/>
          <table:table-cell office:value-type="float" office:value="1218" calcext:value-type="float">
            <text:p>1218</text:p>
          </table:table-cell>
          <table:table-cell office:value-type="float" office:value="10374485971" calcext:value-type="float">
            <text:p>10374485971</text:p>
          </table:table-cell>
          <table:table-cell/>
          <table:table-cell office:value-type="string" calcext:value-type="string">
            <text:p>e2ad4619-4a54-47d2-8003-08d8ee6feae1</text:p>
          </table:table-cell>
          <table:table-cell office:value-type="string" calcext:value-type="string">
            <text:p>195aa04b-9afd-40cb-8cf8-08d8e9f637e0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8497" calcext:value-type="float">
            <text:p>10376288497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3:0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6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x0ga5dpfz6f</text:p>
          </table:table-cell>
          <table:table-cell/>
          <table:table-cell office:value-type="float" office:value="1253" calcext:value-type="float">
            <text:p>1253</text:p>
          </table:table-cell>
          <table:table-cell office:value-type="float" office:value="10375955132" calcext:value-type="float">
            <text:p>10375955132</text:p>
          </table:table-cell>
          <table:table-cell/>
          <table:table-cell office:value-type="string" calcext:value-type="string">
            <text:p>b95196f0-0ce4-4793-acc7-08d8eddec090</text:p>
          </table:table-cell>
          <table:table-cell office:value-type="string" calcext:value-type="string">
            <text:p>4687bb54-b995-4572-f933-08d8eddec087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8806" calcext:value-type="float">
            <text:p>10376288806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3:3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2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k4t12t7lst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10376113643" calcext:value-type="float">
            <text:p>10376113643</text:p>
          </table:table-cell>
          <table:table-cell/>
          <table:table-cell office:value-type="string" calcext:value-type="string">
            <text:p>c1d39f09-b8b5-4255-ace7-08d8eddec090</text:p>
          </table:table-cell>
          <table:table-cell office:value-type="string" calcext:value-type="string">
            <text:p>7b7e0e3f-c7b6-4f2c-dd5f-08d8edde4333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8880" calcext:value-type="float">
            <text:p>10376288880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3:4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95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0wyn686wfquo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10376174613" calcext:value-type="float">
            <text:p>10376174613</text:p>
          </table:table-cell>
          <table:table-cell/>
          <table:table-cell office:value-type="string" calcext:value-type="string">
            <text:p>04450350-875f-405a-f505-08d8eddfc3ea</text:p>
          </table:table-cell>
          <table:table-cell office:value-type="string" calcext:value-type="string">
            <text:p>8740db53-879e-4caa-8646-08d8ee6bb30e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6971" calcext:value-type="float">
            <text:p>10376286971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0:3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08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x4xbvi8pt1c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10372959175" calcext:value-type="float">
            <text:p>10372959175</text:p>
          </table:table-cell>
          <table:table-cell/>
          <table:table-cell office:value-type="string" calcext:value-type="string">
            <text:p>9bc64388-8d79-4de6-7fb7-08d8ee6feae1</text:p>
          </table:table-cell>
          <table:table-cell office:value-type="string" calcext:value-type="string">
            <text:p>565d03b3-9ee2-47c0-200f-08d8e926ac5f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8629" calcext:value-type="float">
            <text:p>10376288629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3: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53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lbct6f3hsh</text:p>
          </table:table-cell>
          <table:table-cell/>
          <table:table-cell office:value-type="float" office:value="1259" calcext:value-type="float">
            <text:p>1259</text:p>
          </table:table-cell>
          <table:table-cell office:value-type="float" office:value="10375990649" calcext:value-type="float">
            <text:p>10375990649</text:p>
          </table:table-cell>
          <table:table-cell/>
          <table:table-cell office:value-type="string" calcext:value-type="string">
            <text:p>739b0e35-63a1-4c5e-8075-08d8ee6feae1</text:p>
          </table:table-cell>
          <table:table-cell office:value-type="string" calcext:value-type="string">
            <text:p>f8f5d9c9-27ae-4d9f-da78-08d8ede0cbef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8074" calcext:value-type="float">
            <text:p>10376288074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2:3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70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y06kxww56u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0374739112" calcext:value-type="float">
            <text:p>10374739112</text:p>
          </table:table-cell>
          <table:table-cell/>
          <table:table-cell office:value-type="string" calcext:value-type="string">
            <text:p>03656323-3e0a-4909-a463-08d8edde40ef</text:p>
          </table:table-cell>
          <table:table-cell office:value-type="string" calcext:value-type="string">
            <text:p>6f492a7c-2011-4ae3-4604-08d8e9f7d0ae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6797" calcext:value-type="float">
            <text:p>10376286797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0:0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466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zsdvuehrqc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0371848824" calcext:value-type="float">
            <text:p>10371848824</text:p>
          </table:table-cell>
          <table:table-cell/>
          <table:table-cell office:value-type="string" calcext:value-type="string">
            <text:p>22cb9be3-861b-4103-f42d-08d8eddfc3ea</text:p>
          </table:table-cell>
          <table:table-cell office:value-type="string" calcext:value-type="string">
            <text:p>51e74bea-c128-4d28-6bfc-08d8e2173991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8220" calcext:value-type="float">
            <text:p>10376288220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2:4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895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84vmekj3493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10375584599" calcext:value-type="float">
            <text:p>10375584599</text:p>
          </table:table-cell>
          <table:table-cell/>
          <table:table-cell office:value-type="string" calcext:value-type="string">
            <text:p>49d72cf9-a201-4a63-1a5e-08d8ede04de4</text:p>
          </table:table-cell>
          <table:table-cell office:value-type="string" calcext:value-type="string">
            <text:p>3958eaf2-4fbc-46d5-0ef7-08d8e9f7d0af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6422" calcext:value-type="float">
            <text:p>10376286422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19:3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0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nurknzdkqg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0371420692" calcext:value-type="float">
            <text:p>10371420692</text:p>
          </table:table-cell>
          <table:table-cell/>
          <table:table-cell office:value-type="string" calcext:value-type="string">
            <text:p>ff0913cd-e07f-43c1-892a-08d8ee6b9ce6</text:p>
          </table:table-cell>
          <table:table-cell office:value-type="string" calcext:value-type="string">
            <text:p>21e07103-693a-4209-733a-08d8e2162daa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7875" calcext:value-type="float">
            <text:p>10376287875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2:1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3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jw2ajzd1xta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float" office:value="10374672419" calcext:value-type="float">
            <text:p>10374672419</text:p>
          </table:table-cell>
          <table:table-cell/>
          <table:table-cell office:value-type="string" calcext:value-type="string">
            <text:p>ce939e74-55cc-45b2-8020-08d8ee6feae1</text:p>
          </table:table-cell>
          <table:table-cell office:value-type="string" calcext:value-type="string">
            <text:p>0f8c6885-be9f-408d-32b8-08d8e9f5b6ba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7471" calcext:value-type="float">
            <text:p>10376287471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1:2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995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je6en38qogn</text:p>
          </table:table-cell>
          <table:table-cell/>
          <table:table-cell office:value-type="float" office:value="1189" calcext:value-type="float">
            <text:p>1189</text:p>
          </table:table-cell>
          <table:table-cell office:value-type="float" office:value="10373768224" calcext:value-type="float">
            <text:p>10373768224</text:p>
          </table:table-cell>
          <table:table-cell/>
          <table:table-cell office:value-type="string" calcext:value-type="string">
            <text:p>9235d6a9-b0c8-445f-a427-08d8edde40ef</text:p>
          </table:table-cell>
          <table:table-cell office:value-type="string" calcext:value-type="string">
            <text:p>b367104a-f6ed-4de3-1d43-08d8e9f53806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6275" calcext:value-type="float">
            <text:p>10376286275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19:1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019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i0r80q40soc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10371277334" calcext:value-type="float">
            <text:p>10371277334</text:p>
          </table:table-cell>
          <table:table-cell/>
          <table:table-cell office:value-type="string" calcext:value-type="string">
            <text:p>eb7aa2e3-2575-40a3-abd5-08d8eddec090</text:p>
          </table:table-cell>
          <table:table-cell office:value-type="string" calcext:value-type="string">
            <text:p>bec5b3e0-03e9-47ff-205e-08d8e216b824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6483" calcext:value-type="float">
            <text:p>10376286483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19:3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859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c64won3n9ge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10371441497" calcext:value-type="float">
            <text:p>10371441497</text:p>
          </table:table-cell>
          <table:table-cell/>
          <table:table-cell office:value-type="string" calcext:value-type="string">
            <text:p>68baadf4-6b78-42bb-abf4-08d8eddec090</text:p>
          </table:table-cell>
          <table:table-cell office:value-type="string" calcext:value-type="string">
            <text:p>ecbc033b-4d2e-42b1-4060-08d8e216b824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7294" calcext:value-type="float">
            <text:p>10376287294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1: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89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cpghwgdi3w</text:p>
          </table:table-cell>
          <table:table-cell/>
          <table:table-cell office:value-type="float" office:value="1176" calcext:value-type="float">
            <text:p>1176</text:p>
          </table:table-cell>
          <table:table-cell office:value-type="float" office:value="10373100845" calcext:value-type="float">
            <text:p>10373100845</text:p>
          </table:table-cell>
          <table:table-cell/>
          <table:table-cell office:value-type="string" calcext:value-type="string">
            <text:p>1b6b4af8-cf04-433d-ac4a-08d8eddec090</text:p>
          </table:table-cell>
          <table:table-cell office:value-type="string" calcext:value-type="string">
            <text:p>006d5b16-474d-42fc-8ce8-08d8e9f53805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7755" calcext:value-type="float">
            <text:p>10376287755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1:5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889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krmb7pi5z3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10374619791" calcext:value-type="float">
            <text:p>10374619791</text:p>
          </table:table-cell>
          <table:table-cell/>
          <table:table-cell office:value-type="string" calcext:value-type="string">
            <text:p>7d8b29ca-de9f-4881-ac7b-08d8eddec090</text:p>
          </table:table-cell>
          <table:table-cell office:value-type="string" calcext:value-type="string">
            <text:p>81edd9c9-3186-4a64-2454-08d8e9f5b6ba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6904" calcext:value-type="float">
            <text:p>10376286904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0:2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75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ifi7e271ny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float" office:value="10372066277" calcext:value-type="float">
            <text:p>10372066277</text:p>
          </table:table-cell>
          <table:table-cell/>
          <table:table-cell office:value-type="string" calcext:value-type="string">
            <text:p>96d62dc7-530e-4999-8959-08d8ee6b9ce6</text:p>
          </table:table-cell>
          <table:table-cell office:value-type="string" calcext:value-type="string">
            <text:p>eef72073-870d-4898-5d53-08d8e2153668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7096" calcext:value-type="float">
            <text:p>10376287096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0:4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07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idi3fl18il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10372975526" calcext:value-type="float">
            <text:p>10372975526</text:p>
          </table:table-cell>
          <table:table-cell/>
          <table:table-cell office:value-type="string" calcext:value-type="string">
            <text:p>34622177-5d2b-43db-a407-08d8edde40ef</text:p>
          </table:table-cell>
          <table:table-cell office:value-type="string" calcext:value-type="string">
            <text:p>4286d376-cfe5-4a32-a5bb-08d8e9f5b6b8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8418" calcext:value-type="float">
            <text:p>10376288418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3: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99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5zbibnu35bx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10375821770" calcext:value-type="float">
            <text:p>10375821770</text:p>
          </table:table-cell>
          <table:table-cell/>
          <table:table-cell office:value-type="string" calcext:value-type="string">
            <text:p>e1e68c5b-17b8-4041-f4d5-08d8eddfc3ea</text:p>
          </table:table-cell>
          <table:table-cell office:value-type="string" calcext:value-type="string">
            <text:p>ccd7eb83-d59a-45a7-4a41-08d8eddfc7a3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7178" calcext:value-type="float">
            <text:p>10376287178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0:5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01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1m6jdkc7dt5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10372994899" calcext:value-type="float">
            <text:p>10372994899</text:p>
          </table:table-cell>
          <table:table-cell/>
          <table:table-cell office:value-type="string" calcext:value-type="string">
            <text:p>5bdd032c-745d-48c5-19f7-08d8ede04de4</text:p>
          </table:table-cell>
          <table:table-cell office:value-type="string" calcext:value-type="string">
            <text:p>9f4e63da-cde6-4d03-3710-08d8e9f637df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8023" calcext:value-type="float">
            <text:p>10376288023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2:2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554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y6n08kpvlc</text:p>
          </table:table-cell>
          <table:table-cell/>
          <table:table-cell office:value-type="float" office:value="1228" calcext:value-type="float">
            <text:p>1228</text:p>
          </table:table-cell>
          <table:table-cell office:value-type="float" office:value="10374697924" calcext:value-type="float">
            <text:p>10374697924</text:p>
          </table:table-cell>
          <table:table-cell/>
          <table:table-cell office:value-type="string" calcext:value-type="string">
            <text:p>a07af1f1-aa28-4852-ac95-08d8eddec090</text:p>
          </table:table-cell>
          <table:table-cell office:value-type="string" calcext:value-type="string">
            <text:p>30640377-793e-460a-3a54-08d8e9f7d0ae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8565" calcext:value-type="float">
            <text:p>10376288565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3: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508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y4gobhtizz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float" office:value="10375989626" calcext:value-type="float">
            <text:p>10375989626</text:p>
          </table:table-cell>
          <table:table-cell/>
          <table:table-cell office:value-type="string" calcext:value-type="string">
            <text:p>a62802eb-d867-4b14-acd3-08d8eddec090</text:p>
          </table:table-cell>
          <table:table-cell office:value-type="string" calcext:value-type="string">
            <text:p>bc58c393-355a-490e-0a10-08d8ede05020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7964" calcext:value-type="float">
            <text:p>10376287964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2:1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81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lpmpmvxze8</text:p>
          </table:table-cell>
          <table:table-cell/>
          <table:table-cell office:value-type="float" office:value="1226" calcext:value-type="float">
            <text:p>1226</text:p>
          </table:table-cell>
          <table:table-cell office:value-type="float" office:value="10374676426" calcext:value-type="float">
            <text:p>10374676426</text:p>
          </table:table-cell>
          <table:table-cell/>
          <table:table-cell office:value-type="string" calcext:value-type="string">
            <text:p>05a6d122-6da7-4239-89d6-08d8ee6b9ce6</text:p>
          </table:table-cell>
          <table:table-cell office:value-type="string" calcext:value-type="string">
            <text:p>4b000e2f-9da3-40ce-fc9c-08d8e9f53806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8297" calcext:value-type="float">
            <text:p>10376288297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2:5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746.2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7qkipwz679v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float" office:value="10375768528" calcext:value-type="float">
            <text:p>10375768528</text:p>
          </table:table-cell>
          <table:table-cell/>
          <table:table-cell office:value-type="string" calcext:value-type="string">
            <text:p>7d19532a-4d8b-4a7b-a480-08d8edde40ef</text:p>
          </table:table-cell>
          <table:table-cell office:value-type="string" calcext:value-type="string">
            <text:p>630a22e9-cbfb-4438-3eed-08d8eddfc7a3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6125" calcext:value-type="float">
            <text:p>10376286125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19: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62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6syq5mo8hy2</text:p>
          </table:table-cell>
          <table:table-cell/>
          <table:table-cell office:value-type="float" office:value="1131" calcext:value-type="float">
            <text:p>1131</text:p>
          </table:table-cell>
          <table:table-cell office:value-type="float" office:value="10370891727" calcext:value-type="float">
            <text:p>10370891727</text:p>
          </table:table-cell>
          <table:table-cell/>
          <table:table-cell office:value-type="string" calcext:value-type="string">
            <text:p>abde22a8-dbc6-4f49-abc2-08d8eddec090</text:p>
          </table:table-cell>
          <table:table-cell office:value-type="string" calcext:value-type="string">
            <text:p>531f1a58-6bf3-40d8-d275-08d8e216b823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7026" calcext:value-type="float">
            <text:p>10376287026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0:3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19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gdac005kzi7</text:p>
          </table:table-cell>
          <table:table-cell/>
          <table:table-cell office:value-type="float" office:value="1168" calcext:value-type="float">
            <text:p>1168</text:p>
          </table:table-cell>
          <table:table-cell office:value-type="float" office:value="10372970474" calcext:value-type="float">
            <text:p>10372970474</text:p>
          </table:table-cell>
          <table:table-cell/>
          <table:table-cell office:value-type="string" calcext:value-type="string">
            <text:p>475179ad-f1fb-40d2-19ea-08d8ede04de4</text:p>
          </table:table-cell>
          <table:table-cell office:value-type="string" calcext:value-type="string">
            <text:p>9bf18148-73aa-496e-329f-08d8e9f637df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6622" calcext:value-type="float">
            <text:p>10376286622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19:5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70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g2my2jt5knt</text:p>
          </table:table-cell>
          <table:table-cell/>
          <table:table-cell office:value-type="float" office:value="1151" calcext:value-type="float">
            <text:p>1151</text:p>
          </table:table-cell>
          <table:table-cell office:value-type="float" office:value="10371698197" calcext:value-type="float">
            <text:p>10371698197</text:p>
          </table:table-cell>
          <table:table-cell/>
          <table:table-cell office:value-type="string" calcext:value-type="string">
            <text:p>332581bf-1b40-487c-a3cb-08d8edde40ef</text:p>
          </table:table-cell>
          <table:table-cell office:value-type="string" calcext:value-type="string">
            <text:p>01df7511-4a4d-4653-07f2-08d8e2153668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6846" calcext:value-type="float">
            <text:p>10376286846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0:1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99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v7s1y4u3jie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10371892011" calcext:value-type="float">
            <text:p>10371892011</text:p>
          </table:table-cell>
          <table:table-cell/>
          <table:table-cell office:value-type="string" calcext:value-type="string">
            <text:p>577f6487-c7c9-4fa4-ac10-08d8eddec090</text:p>
          </table:table-cell>
          <table:table-cell office:value-type="string" calcext:value-type="string">
            <text:p>bba88b0e-c516-4f9a-3047-08d8e2153668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7608" calcext:value-type="float">
            <text:p>10376287608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1:4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9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boiv036i8nk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float" office:value="10374097942" calcext:value-type="float">
            <text:p>10374097942</text:p>
          </table:table-cell>
          <table:table-cell/>
          <table:table-cell office:value-type="string" calcext:value-type="string">
            <text:p>0cf65d9a-1268-4ab3-a434-08d8edde40ef</text:p>
          </table:table-cell>
          <table:table-cell office:value-type="string" calcext:value-type="string">
            <text:p>946b4e17-5b6c-470f-2bba-08d8e9f637e0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6205" calcext:value-type="float">
            <text:p>10376286205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19:0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95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4vqr1qlbfgt</text:p>
          </table:table-cell>
          <table:table-cell/>
          <table:table-cell office:value-type="float" office:value="1134" calcext:value-type="float">
            <text:p>1134</text:p>
          </table:table-cell>
          <table:table-cell office:value-type="float" office:value="10370906505" calcext:value-type="float">
            <text:p>10370906505</text:p>
          </table:table-cell>
          <table:table-cell/>
          <table:table-cell office:value-type="string" calcext:value-type="string">
            <text:p>42fc5730-d485-460a-abd0-08d8eddec090</text:p>
          </table:table-cell>
          <table:table-cell office:value-type="string" calcext:value-type="string">
            <text:p>57a1644a-49d0-4808-6fb9-08d8e214b522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6539" calcext:value-type="float">
            <text:p>10376286539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19:4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745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6bwwfflf38</text:p>
          </table:table-cell>
          <table:table-cell/>
          <table:table-cell office:value-type="float" office:value="1147" calcext:value-type="float">
            <text:p>1147</text:p>
          </table:table-cell>
          <table:table-cell office:value-type="float" office:value="10371474721" calcext:value-type="float">
            <text:p>10371474721</text:p>
          </table:table-cell>
          <table:table-cell/>
          <table:table-cell office:value-type="string" calcext:value-type="string">
            <text:p>7b9e4689-7960-4289-f413-08d8eddfc3ea</text:p>
          </table:table-cell>
          <table:table-cell office:value-type="string" calcext:value-type="string">
            <text:p>4b14339c-5f5d-44dd-81b1-08d8e2162daa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7353" calcext:value-type="float">
            <text:p>10376287353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1: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05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odywwgs0s4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10373316188" calcext:value-type="float">
            <text:p>10373316188</text:p>
          </table:table-cell>
          <table:table-cell/>
          <table:table-cell office:value-type="string" calcext:value-type="string">
            <text:p>83ff6545-49a3-4245-ac51-08d8eddec090</text:p>
          </table:table-cell>
          <table:table-cell office:value-type="string" calcext:value-type="string">
            <text:p>736ffc4f-06af-400d-f8fa-08d8e9f7d0ac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8118" calcext:value-type="float">
            <text:p>10376288118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2:3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95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y53v0b1zm6m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10374812174" calcext:value-type="float">
            <text:p>10374812174</text:p>
          </table:table-cell>
          <table:table-cell/>
          <table:table-cell office:value-type="string" calcext:value-type="string">
            <text:p>24864866-3534-4a18-1a53-08d8ede04de4</text:p>
          </table:table-cell>
          <table:table-cell office:value-type="string" calcext:value-type="string">
            <text:p>c93d51eb-7c0c-414c-5a7c-08d8e9f5b6ba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7653" calcext:value-type="float">
            <text:p>10376287653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1:4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9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4yhl1kvlv37</text:p>
          </table:table-cell>
          <table:table-cell/>
          <table:table-cell office:value-type="float" office:value="1213" calcext:value-type="float">
            <text:p>1213</text:p>
          </table:table-cell>
          <table:table-cell office:value-type="float" office:value="10374402802" calcext:value-type="float">
            <text:p>10374402802</text:p>
          </table:table-cell>
          <table:table-cell/>
          <table:table-cell office:value-type="string" calcext:value-type="string">
            <text:p>b55bdd3e-7f4d-4f5d-f483-08d8eddfc3ea</text:p>
          </table:table-cell>
          <table:table-cell office:value-type="string" calcext:value-type="string">
            <text:p>0527f7bc-ca8c-45e2-eb84-08d8e9f5b6b9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6287564" calcext:value-type="float">
            <text:p>10376287564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4 13:21:3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7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cpykvr991fr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10374034761" calcext:value-type="float">
            <text:p>10374034761</text:p>
          </table:table-cell>
          <table:table-cell/>
          <table:table-cell office:value-type="string" calcext:value-type="string">
            <text:p>a19fbe5a-69cd-4d08-a431-08d8edde40ef</text:p>
          </table:table-cell>
          <table:table-cell office:value-type="string" calcext:value-type="string">
            <text:p>a53263b5-2fbd-428d-5c11-08d8e9f53806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7687626" calcext:value-type="float">
            <text:p>10377687626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6 14:45:5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28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0dkprcnildcj</text:p>
          </table:table-cell>
          <table:table-cell/>
          <table:table-cell office:value-type="float" office:value="1283" calcext:value-type="float">
            <text:p>1283</text:p>
          </table:table-cell>
          <table:table-cell office:value-type="float" office:value="10376526381" calcext:value-type="float">
            <text:p>10376526381</text:p>
          </table:table-cell>
          <table:table-cell/>
          <table:table-cell office:value-type="string" calcext:value-type="string">
            <text:p>d0fc8292-9675-4a4e-1158-08d8edde40f2</text:p>
          </table:table-cell>
          <table:table-cell office:value-type="string" calcext:value-type="string">
            <text:p>40b5f1bc-a377-4bcf-3da6-08d8edde4334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7688594" calcext:value-type="float">
            <text:p>10377688594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6 14:47: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99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t8kqyybsk68</text:p>
          </table:table-cell>
          <table:table-cell/>
          <table:table-cell office:value-type="float" office:value="1313" calcext:value-type="float">
            <text:p>1313</text:p>
          </table:table-cell>
          <table:table-cell office:value-type="float" office:value="10377378112" calcext:value-type="float">
            <text:p>10377378112</text:p>
          </table:table-cell>
          <table:table-cell/>
          <table:table-cell office:value-type="string" calcext:value-type="string">
            <text:p>58c547bb-5a96-4fdb-fbbd-08d8ee6b9ce8</text:p>
          </table:table-cell>
          <table:table-cell office:value-type="string" calcext:value-type="string">
            <text:p>9e170b97-fd5a-4bb8-1e02-08d8ede05021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7687730" calcext:value-type="float">
            <text:p>10377687730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6 14:46: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887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yqbuq0f1n3</text:p>
          </table:table-cell>
          <table:table-cell/>
          <table:table-cell office:value-type="float" office:value="1289" calcext:value-type="float">
            <text:p>1289</text:p>
          </table:table-cell>
          <table:table-cell office:value-type="float" office:value="10376535623" calcext:value-type="float">
            <text:p>10376535623</text:p>
          </table:table-cell>
          <table:table-cell/>
          <table:table-cell office:value-type="string" calcext:value-type="string">
            <text:p>de352cd2-8583-4870-2749-08d8ede04de6</text:p>
          </table:table-cell>
          <table:table-cell office:value-type="string" calcext:value-type="string">
            <text:p>b2bcc67e-9661-4b8b-3fe5-08d8edde4334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7688856" calcext:value-type="float">
            <text:p>10377688856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6 14:47: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99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zo3lyxeaykg</text:p>
          </table:table-cell>
          <table:table-cell/>
          <table:table-cell office:value-type="float" office:value="1320" calcext:value-type="float">
            <text:p>1320</text:p>
          </table:table-cell>
          <table:table-cell office:value-type="float" office:value="10377516543" calcext:value-type="float">
            <text:p>10377516543</text:p>
          </table:table-cell>
          <table:table-cell/>
          <table:table-cell office:value-type="string" calcext:value-type="string">
            <text:p>d41a6699-65d2-4999-11e1-08d8edde40f2</text:p>
          </table:table-cell>
          <table:table-cell office:value-type="string" calcext:value-type="string">
            <text:p>b72bf031-e1db-4ba2-693b-08d8eddec089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7688036" calcext:value-type="float">
            <text:p>10377688036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6 14:46:3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848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e9f1pa4e4g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float" office:value="10376913180" calcext:value-type="float">
            <text:p>10376913180</text:p>
          </table:table-cell>
          <table:table-cell/>
          <table:table-cell office:value-type="string" calcext:value-type="string">
            <text:p>1b07c946-039f-4447-2760-08d8ede04de6</text:p>
          </table:table-cell>
          <table:table-cell office:value-type="string" calcext:value-type="string">
            <text:p>8d3d8539-b0a4-474d-49a5-08d8eddfc7a4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7687849" calcext:value-type="float">
            <text:p>10377687849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6 14:46:1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9715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cadi5r2z27p</text:p>
          </table:table-cell>
          <table:table-cell/>
          <table:table-cell office:value-type="float" office:value="1291" calcext:value-type="float">
            <text:p>1291</text:p>
          </table:table-cell>
          <table:table-cell office:value-type="float" office:value="10376793300" calcext:value-type="float">
            <text:p>10376793300</text:p>
          </table:table-cell>
          <table:table-cell/>
          <table:table-cell office:value-type="string" calcext:value-type="string">
            <text:p>1bfd78f1-434e-4f32-fb5a-08d8ee6b9ce8</text:p>
          </table:table-cell>
          <table:table-cell office:value-type="string" calcext:value-type="string">
            <text:p>eda669c0-391a-4bc6-1308-08d8ee6bb30f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7688978" calcext:value-type="float">
            <text:p>10377688978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6 14:47:5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70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4rhhoa69gt9</text:p>
          </table:table-cell>
          <table:table-cell/>
          <table:table-cell office:value-type="float" office:value="1324" calcext:value-type="float">
            <text:p>1324</text:p>
          </table:table-cell>
          <table:table-cell office:value-type="float" office:value="10377657087" calcext:value-type="float">
            <text:p>10377657087</text:p>
          </table:table-cell>
          <table:table-cell/>
          <table:table-cell office:value-type="string" calcext:value-type="string">
            <text:p>fdecf13e-acc5-4e7a-fbe9-08d8ee6b9ce8</text:p>
          </table:table-cell>
          <table:table-cell office:value-type="string" calcext:value-type="string">
            <text:p>f67a70bb-63e7-4760-4d8b-08d8ede05021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7689203" calcext:value-type="float">
            <text:p>10377689203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6 14:48:0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28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in3781orc4</text:p>
          </table:table-cell>
          <table:table-cell/>
          <table:table-cell office:value-type="float" office:value="1334" calcext:value-type="float">
            <text:p>1334</text:p>
          </table:table-cell>
          <table:table-cell office:value-type="float" office:value="10377679086" calcext:value-type="float">
            <text:p>10377679086</text:p>
          </table:table-cell>
          <table:table-cell/>
          <table:table-cell office:value-type="string" calcext:value-type="string">
            <text:p>75c99476-d598-4b5e-2895-08d8eddec093</text:p>
          </table:table-cell>
          <table:table-cell office:value-type="string" calcext:value-type="string">
            <text:p>95d32937-5908-46b9-f22f-08d8eddfc7a4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7689131" calcext:value-type="float">
            <text:p>10377689131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6 14:48: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83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94sazq74zb</text:p>
          </table:table-cell>
          <table:table-cell/>
          <table:table-cell office:value-type="float" office:value="1330" calcext:value-type="float">
            <text:p>1330</text:p>
          </table:table-cell>
          <table:table-cell office:value-type="float" office:value="10377664186" calcext:value-type="float">
            <text:p>10377664186</text:p>
          </table:table-cell>
          <table:table-cell/>
          <table:table-cell office:value-type="string" calcext:value-type="string">
            <text:p>6bf5c654-2508-4170-288a-08d8eddec093</text:p>
          </table:table-cell>
          <table:table-cell office:value-type="string" calcext:value-type="string">
            <text:p>cd4aa3a3-7307-4ff5-3b52-08d8edde4335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7688903" calcext:value-type="float">
            <text:p>10377688903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6 14:47:4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00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u9qdx16g4l</text:p>
          </table:table-cell>
          <table:table-cell/>
          <table:table-cell office:value-type="float" office:value="1322" calcext:value-type="float">
            <text:p>1322</text:p>
          </table:table-cell>
          <table:table-cell office:value-type="float" office:value="10377652626" calcext:value-type="float">
            <text:p>10377652626</text:p>
          </table:table-cell>
          <table:table-cell/>
          <table:table-cell office:value-type="string" calcext:value-type="string">
            <text:p>ffae3b92-2a4a-4d71-5d6e-08d8eddfc3ed</text:p>
          </table:table-cell>
          <table:table-cell office:value-type="string" calcext:value-type="string">
            <text:p>cccdd7a5-ad43-4e6d-4cdf-08d8ede05021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7688423" calcext:value-type="float">
            <text:p>10377688423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6 14:47: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92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x66ssgms9sg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10377204161" calcext:value-type="float">
            <text:p>10377204161</text:p>
          </table:table-cell>
          <table:table-cell/>
          <table:table-cell office:value-type="string" calcext:value-type="string">
            <text:p>099f3a05-ef0a-4900-2829-08d8eddec093</text:p>
          </table:table-cell>
          <table:table-cell office:value-type="string" calcext:value-type="string">
            <text:p>025a1fd2-d797-4fce-d6e9-08d8edde4334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7688681" calcext:value-type="float">
            <text:p>10377688681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6 14:47:2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019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3viy750blh1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10377433580" calcext:value-type="float">
            <text:p>10377433580</text:p>
          </table:table-cell>
          <table:table-cell/>
          <table:table-cell office:value-type="string" calcext:value-type="string">
            <text:p>ef3fb4e1-0208-4b33-f3a9-08d8ee6feae3</text:p>
          </table:table-cell>
          <table:table-cell office:value-type="string" calcext:value-type="string">
            <text:p>3b74a30b-6ea7-4e44-a5fa-08d8ee6bb30f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7688520" calcext:value-type="float">
            <text:p>10377688520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6 14:47:1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729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uaer6zuano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10377338523" calcext:value-type="float">
            <text:p>10377338523</text:p>
          </table:table-cell>
          <table:table-cell/>
          <table:table-cell office:value-type="string" calcext:value-type="string">
            <text:p>e6297225-05dd-49f7-f395-08d8ee6feae3</text:p>
          </table:table-cell>
          <table:table-cell office:value-type="string" calcext:value-type="string">
            <text:p>53e75c2b-1a70-42d3-f316-08d8ee703527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7689059" calcext:value-type="float">
            <text:p>10377689059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6 14:47:5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436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lnrda662jz</text:p>
          </table:table-cell>
          <table:table-cell/>
          <table:table-cell office:value-type="float" office:value="1328" calcext:value-type="float">
            <text:p>1328</text:p>
          </table:table-cell>
          <table:table-cell office:value-type="float" office:value="10377661345" calcext:value-type="float">
            <text:p>10377661345</text:p>
          </table:table-cell>
          <table:table-cell/>
          <table:table-cell office:value-type="string" calcext:value-type="string">
            <text:p>a168c71c-d85f-4704-f3da-08d8ee6feae3</text:p>
          </table:table-cell>
          <table:table-cell office:value-type="string" calcext:value-type="string">
            <text:p>0165c7b7-bc3f-4ae5-eecd-08d8eddfc7a4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7688218" calcext:value-type="float">
            <text:p>10377688218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6 14:46:4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48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bxekksf86o5</text:p>
          </table:table-cell>
          <table:table-cell/>
          <table:table-cell office:value-type="float" office:value="1301" calcext:value-type="float">
            <text:p>1301</text:p>
          </table:table-cell>
          <table:table-cell office:value-type="float" office:value="10377024284" calcext:value-type="float">
            <text:p>10377024284</text:p>
          </table:table-cell>
          <table:table-cell/>
          <table:table-cell office:value-type="string" calcext:value-type="string">
            <text:p>904e76b5-bbc4-4145-f36d-08d8ee6feae3</text:p>
          </table:table-cell>
          <table:table-cell office:value-type="string" calcext:value-type="string">
            <text:p>8de3f13c-8ac8-4fa1-a718-08d8ee703527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7688755" calcext:value-type="float">
            <text:p>10377688755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6 14:47:3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894.6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7cqj2gsugz7</text:p>
          </table:table-cell>
          <table:table-cell/>
          <table:table-cell office:value-type="float" office:value="1318" calcext:value-type="float">
            <text:p>1318</text:p>
          </table:table-cell>
          <table:table-cell office:value-type="float" office:value="10377474406" calcext:value-type="float">
            <text:p>10377474406</text:p>
          </table:table-cell>
          <table:table-cell/>
          <table:table-cell office:value-type="string" calcext:value-type="string">
            <text:p>bf049c2b-5789-431f-f3b5-08d8ee6feae3</text:p>
          </table:table-cell>
          <table:table-cell office:value-type="string" calcext:value-type="string">
            <text:p>807364d4-0f0a-4c4a-2f6e-08d8ede05021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7687325" calcext:value-type="float">
            <text:p>10377687325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6 14:45:2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68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0prv07meixy</text:p>
          </table:table-cell>
          <table:table-cell/>
          <table:table-cell office:value-type="float" office:value="1332" calcext:value-type="float">
            <text:p>1332</text:p>
          </table:table-cell>
          <table:table-cell office:value-type="float" office:value="10377674473" calcext:value-type="float">
            <text:p>10377674473</text:p>
          </table:table-cell>
          <table:table-cell/>
          <table:table-cell office:value-type="string" calcext:value-type="string">
            <text:p>c2f6a5a7-fc61-49e8-f2fb-08d8ee6feae3</text:p>
          </table:table-cell>
          <table:table-cell office:value-type="string" calcext:value-type="string">
            <text:p>f871dc50-9449-43c5-505d-08d8ede05021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7688333" calcext:value-type="float">
            <text:p>10377688333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6 14:46:5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905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p5oiq28mjls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10377106947" calcext:value-type="float">
            <text:p>10377106947</text:p>
          </table:table-cell>
          <table:table-cell/>
          <table:table-cell office:value-type="string" calcext:value-type="string">
            <text:p>12af1c8c-93e5-467c-fb9b-08d8ee6b9ce8</text:p>
          </table:table-cell>
          <table:table-cell office:value-type="string" calcext:value-type="string">
            <text:p>b3a38bb2-de1a-41c7-e3ed-08d8ede05020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7687530" calcext:value-type="float">
            <text:p>10377687530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6 14:45:4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72.8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koeojidg5w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float" office:value="10376434260" calcext:value-type="float">
            <text:p>10376434260</text:p>
          </table:table-cell>
          <table:table-cell/>
          <table:table-cell office:value-type="string" calcext:value-type="string">
            <text:p>a0065ad0-f89b-48fa-2733-08d8ede04de6</text:p>
          </table:table-cell>
          <table:table-cell office:value-type="string" calcext:value-type="string">
            <text:p>a8a2e5d9-98fd-4de3-2898-08d8edde4334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7687917" calcext:value-type="float">
            <text:p>10377687917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6 14:46:2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917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1s781ww5gub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float" office:value="10376898229" calcext:value-type="float">
            <text:p>10376898229</text:p>
          </table:table-cell>
          <table:table-cell/>
          <table:table-cell office:value-type="string" calcext:value-type="string">
            <text:p>9fc24975-10a4-4bfc-5ceb-08d8eddfc3ed</text:p>
          </table:table-cell>
          <table:table-cell office:value-type="string" calcext:value-type="string">
            <text:p>dbd9c149-b75c-417e-299c-08d8ee6bb30f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7688129" calcext:value-type="float">
            <text:p>10377688129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26 14:46:4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905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pc1nxqpjqb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float" office:value="10376931389" calcext:value-type="float">
            <text:p>10376931389</text:p>
          </table:table-cell>
          <table:table-cell/>
          <table:table-cell office:value-type="string" calcext:value-type="string">
            <text:p>29456ea4-9728-4613-f362-08d8ee6feae3</text:p>
          </table:table-cell>
          <table:table-cell office:value-type="string" calcext:value-type="string">
            <text:p>4b8d2587-05ff-48d5-994d-08d8edde4334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541" calcext:value-type="float">
            <text:p>10370615541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09:5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01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5dnxm1pdndc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float" office:value="10368476969" calcext:value-type="float">
            <text:p>10368476969</text:p>
          </table:table-cell>
          <table:table-cell/>
          <table:table-cell office:value-type="string" calcext:value-type="string">
            <text:p>f36dfab2-1f98-4a70-63d2-08d8e215ae0e</text:p>
          </table:table-cell>
          <table:table-cell office:value-type="string" calcext:value-type="string">
            <text:p>b3737bcb-cad7-4acc-3ee1-08d8e214b520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6055" calcext:value-type="float">
            <text:p>10370616055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12:2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4569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g9msirwyund</text:p>
          </table:table-cell>
          <table:table-cell/>
          <table:table-cell office:value-type="float" office:value="1119" calcext:value-type="float">
            <text:p>1119</text:p>
          </table:table-cell>
          <table:table-cell office:value-type="float" office:value="10369913979" calcext:value-type="float">
            <text:p>10369913979</text:p>
          </table:table-cell>
          <table:table-cell/>
          <table:table-cell office:value-type="string" calcext:value-type="string">
            <text:p>bb7b2b90-6ecc-40a1-469f-08d8e215359a</text:p>
          </table:table-cell>
          <table:table-cell office:value-type="string" calcext:value-type="string">
            <text:p>3b66a391-09dd-4a64-5506-08d8e2153666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926" calcext:value-type="float">
            <text:p>10370615926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11:4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88.2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5a0zj7n2qmu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0369247657" calcext:value-type="float">
            <text:p>10369247657</text:p>
          </table:table-cell>
          <table:table-cell/>
          <table:table-cell office:value-type="string" calcext:value-type="string">
            <text:p>91327912-4889-4200-63fb-08d8e215ae0e</text:p>
          </table:table-cell>
          <table:table-cell office:value-type="string" calcext:value-type="string">
            <text:p>03ce0102-7bd5-4098-e9ed-08d8e214b520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842" calcext:value-type="float">
            <text:p>10370615842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11: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24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fyihdsnacbo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0369049851" calcext:value-type="float">
            <text:p>10369049851</text:p>
          </table:table-cell>
          <table:table-cell/>
          <table:table-cell office:value-type="string" calcext:value-type="string">
            <text:p>c6868bd1-d4eb-44ac-f94a-08d8e2162d50</text:p>
          </table:table-cell>
          <table:table-cell office:value-type="string" calcext:value-type="string">
            <text:p>d5b3494d-02cf-4925-664b-08d8e216b822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672" calcext:value-type="float">
            <text:p>10370615672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10:3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5455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f97c2if2pq4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float" office:value="10368593700" calcext:value-type="float">
            <text:p>10368593700</text:p>
          </table:table-cell>
          <table:table-cell/>
          <table:table-cell office:value-type="string" calcext:value-type="string">
            <text:p>92c0e547-d629-4c99-8616-08d8e216b864</text:p>
          </table:table-cell>
          <table:table-cell office:value-type="string" calcext:value-type="string">
            <text:p>39abe46b-b9f0-4bf8-603a-08d8e215ae05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950" calcext:value-type="float">
            <text:p>10370615950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11:4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95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5zw7xmbt6e9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369318348" calcext:value-type="float">
            <text:p>10369318348</text:p>
          </table:table-cell>
          <table:table-cell/>
          <table:table-cell office:value-type="string" calcext:value-type="string">
            <text:p>02147d7c-377c-4e0f-8cf9-08d8e2173745</text:p>
          </table:table-cell>
          <table:table-cell office:value-type="string" calcext:value-type="string">
            <text:p>307b8f86-fe82-450c-05f6-08d8e215ae06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491" calcext:value-type="float">
            <text:p>10370615491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09:3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5238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yr5jiwzuio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10368412173" calcext:value-type="float">
            <text:p>10368412173</text:p>
          </table:table-cell>
          <table:table-cell/>
          <table:table-cell office:value-type="string" calcext:value-type="string">
            <text:p>10163cc8-2965-4cae-466a-08d8e215359a</text:p>
          </table:table-cell>
          <table:table-cell office:value-type="string" calcext:value-type="string">
            <text:p>d820dc15-1461-4ff5-51cc-08d8e217398e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903" calcext:value-type="float">
            <text:p>10370615903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11:3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687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seusnqfj2p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0369234165" calcext:value-type="float">
            <text:p>10369234165</text:p>
          </table:table-cell>
          <table:table-cell/>
          <table:table-cell office:value-type="string" calcext:value-type="string">
            <text:p>acfd56a7-05e1-4e46-4692-08d8e215359a</text:p>
          </table:table-cell>
          <table:table-cell office:value-type="string" calcext:value-type="string">
            <text:p>6caea4f4-75eb-4a4d-0808-08d8e217398f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997" calcext:value-type="float">
            <text:p>10370615997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12:0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70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d9m9s76ibju</text:p>
          </table:table-cell>
          <table:table-cell/>
          <table:table-cell office:value-type="float" office:value="1109" calcext:value-type="float">
            <text:p>1109</text:p>
          </table:table-cell>
          <table:table-cell office:value-type="float" office:value="10369782789" calcext:value-type="float">
            <text:p>10369782789</text:p>
          </table:table-cell>
          <table:table-cell/>
          <table:table-cell office:value-type="string" calcext:value-type="string">
            <text:p>372d5ef5-8119-4dce-4699-08d8e215359a</text:p>
          </table:table-cell>
          <table:table-cell office:value-type="string" calcext:value-type="string">
            <text:p>069fac1f-1b92-4da3-60f7-08d8e214b521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801" calcext:value-type="float">
            <text:p>10370615801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11: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48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eu7luozx5j</text:p>
          </table:table-cell>
          <table:table-cell/>
          <table:table-cell office:value-type="float" office:value="1078" calcext:value-type="float">
            <text:p>1078</text:p>
          </table:table-cell>
          <table:table-cell office:value-type="float" office:value="10368748820" calcext:value-type="float">
            <text:p>10368748820</text:p>
          </table:table-cell>
          <table:table-cell/>
          <table:table-cell office:value-type="string" calcext:value-type="string">
            <text:p>51b9b01e-26c2-48ce-8622-08d8e216b864</text:p>
          </table:table-cell>
          <table:table-cell office:value-type="string" calcext:value-type="string">
            <text:p>695e662b-1566-41b2-9d29-08d8e217398e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595" calcext:value-type="float">
            <text:p>10370615595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10:0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5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rrncpoxrv7q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float" office:value="10368518944" calcext:value-type="float">
            <text:p>10368518944</text:p>
          </table:table-cell>
          <table:table-cell/>
          <table:table-cell office:value-type="string" calcext:value-type="string">
            <text:p>3b59e41f-ccc8-4e90-8cd3-08d8e2173745</text:p>
          </table:table-cell>
          <table:table-cell office:value-type="string" calcext:value-type="string">
            <text:p>b80d3d69-aca0-4dd6-47e0-08d8e214b520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474" calcext:value-type="float">
            <text:p>10370615474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09: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08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0mitkw95rcqg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float" office:value="10368405940" calcext:value-type="float">
            <text:p>10368405940</text:p>
          </table:table-cell>
          <table:table-cell/>
          <table:table-cell office:value-type="string" calcext:value-type="string">
            <text:p>09ea1fcc-de32-4cbf-807a-08d8e214b74c</text:p>
          </table:table-cell>
          <table:table-cell office:value-type="string" calcext:value-type="string">
            <text:p>5e54619b-198b-4588-2f36-08d8e214b520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749" calcext:value-type="float">
            <text:p>10370615749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10:5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745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fgecx9s3g5j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10368720864" calcext:value-type="float">
            <text:p>10368720864</text:p>
          </table:table-cell>
          <table:table-cell/>
          <table:table-cell office:value-type="string" calcext:value-type="string">
            <text:p>a9dd14c7-e62c-40e8-63ed-08d8e215ae0e</text:p>
          </table:table-cell>
          <table:table-cell office:value-type="string" calcext:value-type="string">
            <text:p>a7252cdb-f50f-4167-95cf-08d8e217398e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727" calcext:value-type="float">
            <text:p>10370615727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10:4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019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ahwytukw1mp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float" office:value="10368673789" calcext:value-type="float">
            <text:p>10368673789</text:p>
          </table:table-cell>
          <table:table-cell/>
          <table:table-cell office:value-type="string" calcext:value-type="string">
            <text:p>e6a20eff-a2e7-4045-8ce1-08d8e2173745</text:p>
          </table:table-cell>
          <table:table-cell office:value-type="string" calcext:value-type="string">
            <text:p>e54d56a4-87b2-470d-6951-08d8e214b520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887" calcext:value-type="float">
            <text:p>10370615887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11:3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563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8kna6soeov3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0369183830" calcext:value-type="float">
            <text:p>10369183830</text:p>
          </table:table-cell>
          <table:table-cell/>
          <table:table-cell office:value-type="string" calcext:value-type="string">
            <text:p>77f5a310-720b-47a0-80a0-08d8e214b74c</text:p>
          </table:table-cell>
          <table:table-cell office:value-type="string" calcext:value-type="string">
            <text:p>928d350d-500b-4ba0-e963-08d8e215ae05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869" calcext:value-type="float">
            <text:p>10370615869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11:2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745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ey3nbvulh2e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0369152869" calcext:value-type="float">
            <text:p>10369152869</text:p>
          </table:table-cell>
          <table:table-cell/>
          <table:table-cell office:value-type="string" calcext:value-type="string">
            <text:p>36514c35-8284-427c-468c-08d8e215359a</text:p>
          </table:table-cell>
          <table:table-cell office:value-type="string" calcext:value-type="string">
            <text:p>4b7b3285-6901-4659-d77e-08d8e214b520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6068" calcext:value-type="float">
            <text:p>10370616068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12:3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678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brzsbenakhn</text:p>
          </table:table-cell>
          <table:table-cell/>
          <table:table-cell office:value-type="float" office:value="1123" calcext:value-type="float">
            <text:p>1123</text:p>
          </table:table-cell>
          <table:table-cell office:value-type="float" office:value="10370525628" calcext:value-type="float">
            <text:p>10370525628</text:p>
          </table:table-cell>
          <table:table-cell/>
          <table:table-cell office:value-type="string" calcext:value-type="string">
            <text:p>7892105e-2f57-4914-8639-08d8e216b864</text:p>
          </table:table-cell>
          <table:table-cell office:value-type="string" calcext:value-type="string">
            <text:p>46d4e749-ebbe-4734-1b84-08d8e215ae07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6041" calcext:value-type="float">
            <text:p>10370616041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12:1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1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vx7nhjw4oag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0369803867" calcext:value-type="float">
            <text:p>10369803867</text:p>
          </table:table-cell>
          <table:table-cell/>
          <table:table-cell office:value-type="string" calcext:value-type="string">
            <text:p>ba61af5f-2443-4ccd-640a-08d8e215ae0e</text:p>
          </table:table-cell>
          <table:table-cell office:value-type="string" calcext:value-type="string">
            <text:p>57b90ccc-2862-4aa4-712c-08d8e215ae06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962" calcext:value-type="float">
            <text:p>10370615962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11:5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99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t8oia8180s</text:p>
          </table:table-cell>
          <table:table-cell/>
          <table:table-cell office:value-type="float" office:value="1102" calcext:value-type="float">
            <text:p>1102</text:p>
          </table:table-cell>
          <table:table-cell office:value-type="float" office:value="10369399385" calcext:value-type="float">
            <text:p>10369399385</text:p>
          </table:table-cell>
          <table:table-cell/>
          <table:table-cell office:value-type="string" calcext:value-type="string">
            <text:p>642ccd2b-4cce-461d-f94f-08d8e2162d50</text:p>
          </table:table-cell>
          <table:table-cell office:value-type="string" calcext:value-type="string">
            <text:p>1e277406-fb16-4169-0fcf-08d8e214b521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697" calcext:value-type="float">
            <text:p>10370615697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10:3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163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8sxuunwtmfe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0368650647" calcext:value-type="float">
            <text:p>10368650647</text:p>
          </table:table-cell>
          <table:table-cell/>
          <table:table-cell office:value-type="string" calcext:value-type="string">
            <text:p>2909fb0e-38fb-41db-8619-08d8e216b864</text:p>
          </table:table-cell>
          <table:table-cell office:value-type="string" calcext:value-type="string">
            <text:p>da920556-5d9e-44f9-13ed-08d8e216b822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6018" calcext:value-type="float">
            <text:p>10370616018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12: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669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zhu8ykvxbho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0369797937" calcext:value-type="float">
            <text:p>10369797937</text:p>
          </table:table-cell>
          <table:table-cell/>
          <table:table-cell office:value-type="string" calcext:value-type="string">
            <text:p>8456fbf1-010e-4611-8d02-08d8e2173745</text:p>
          </table:table-cell>
          <table:table-cell office:value-type="string" calcext:value-type="string">
            <text:p>15c9a809-907d-4218-efa8-08d8e216b822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816" calcext:value-type="float">
            <text:p>10370615816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11: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927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s1dzdajljp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0368755045" calcext:value-type="float">
            <text:p>10368755045</text:p>
          </table:table-cell>
          <table:table-cell/>
          <table:table-cell office:value-type="string" calcext:value-type="string">
            <text:p>e3111429-66ec-427d-63f2-08d8e215ae0e</text:p>
          </table:table-cell>
          <table:table-cell office:value-type="string" calcext:value-type="string">
            <text:p>47814ca5-e313-4a65-9ed1-08d8e217398e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782" calcext:value-type="float">
            <text:p>10370615782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10:5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563.1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vxe6gdp3doi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0368738710" calcext:value-type="float">
            <text:p>10368738710</text:p>
          </table:table-cell>
          <table:table-cell/>
          <table:table-cell office:value-type="string" calcext:value-type="string">
            <text:p>775603d4-e1a4-4096-8ce4-08d8e2173745</text:p>
          </table:table-cell>
          <table:table-cell office:value-type="string" calcext:value-type="string">
            <text:p>facfde93-9b3d-40a2-2688-08d8e216b822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572" calcext:value-type="float">
            <text:p>10370615572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09:5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83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ei2kd6ag3d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float" office:value="10368518858" calcext:value-type="float">
            <text:p>10368518858</text:p>
          </table:table-cell>
          <table:table-cell/>
          <table:table-cell office:value-type="string" calcext:value-type="string">
            <text:p>60d6feac-efd6-4036-4672-08d8e215359a</text:p>
          </table:table-cell>
          <table:table-cell office:value-type="string" calcext:value-type="string">
            <text:p>83cf391a-aece-499e-47d9-08d8e214b520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978" calcext:value-type="float">
            <text:p>10370615978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11:5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227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srllzysug5</text:p>
          </table:table-cell>
          <table:table-cell/>
          <table:table-cell office:value-type="float" office:value="1106" calcext:value-type="float">
            <text:p>1106</text:p>
          </table:table-cell>
          <table:table-cell office:value-type="float" office:value="10369630441" calcext:value-type="float">
            <text:p>10369630441</text:p>
          </table:table-cell>
          <table:table-cell/>
          <table:table-cell office:value-type="string" calcext:value-type="string">
            <text:p>949b05b3-1146-4867-f951-08d8e2162d50</text:p>
          </table:table-cell>
          <table:table-cell office:value-type="string" calcext:value-type="string">
            <text:p>241f0e85-998f-4f52-d5d0-08d8e216b822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448" calcext:value-type="float">
            <text:p>10370615448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09: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17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l9q5igbuoaf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10367968566" calcext:value-type="float">
            <text:p>10367968566</text:p>
          </table:table-cell>
          <table:table-cell/>
          <table:table-cell office:value-type="string" calcext:value-type="string">
            <text:p>179b4f0b-b791-4552-63ce-08d8e215ae0e</text:p>
          </table:table-cell>
          <table:table-cell office:value-type="string" calcext:value-type="string">
            <text:p>997c0a45-3ab7-49e1-56b5-08d8e2162da7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636" calcext:value-type="float">
            <text:p>10370615636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10:2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28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j68qp7arsdj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0368592861" calcext:value-type="float">
            <text:p>10368592861</text:p>
          </table:table-cell>
          <table:table-cell/>
          <table:table-cell office:value-type="string" calcext:value-type="string">
            <text:p>7fe8f6ea-f1bc-44f3-8cd7-08d8e2173745</text:p>
          </table:table-cell>
          <table:table-cell office:value-type="string" calcext:value-type="string">
            <text:p>7108c1d0-0899-44cd-600d-08d8e215ae05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612" calcext:value-type="float">
            <text:p>10370615612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10: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70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k126d0107o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float" office:value="10368568463" calcext:value-type="float">
            <text:p>10368568463</text:p>
          </table:table-cell>
          <table:table-cell/>
          <table:table-cell office:value-type="string" calcext:value-type="string">
            <text:p>58cd2d42-789c-414e-8083-08d8e214b74c</text:p>
          </table:table-cell>
          <table:table-cell office:value-type="string" calcext:value-type="string">
            <text:p>ac0721d9-5d27-4348-71b3-08d8e217398e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  <table:table-row table:style-name="ro1">
          <table:table-cell office:value-type="string" calcext:value-type="string">
            <text:p>Cavarosa Wine</text:p>
          </table:table-cell>
          <table:table-cell office:value-type="float" office:value="10370615514" calcext:value-type="float">
            <text:p>10370615514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2021-03-14 07:09:4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895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K</text:p>
          </table:table-cell>
          <table:table-cell table:number-columns-repeated="2"/>
          <table:table-cell office:value-type="string" calcext:value-type="string">
            <text:p>ga3i7rh3cbk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10368429105" calcext:value-type="float">
            <text:p>10368429105</text:p>
          </table:table-cell>
          <table:table-cell/>
          <table:table-cell office:value-type="string" calcext:value-type="string">
            <text:p>a94ec4dd-dee1-4409-8cd0-08d8e2173745</text:p>
          </table:table-cell>
          <table:table-cell office:value-type="string" calcext:value-type="string">
            <text:p>7fb0e98e-8109-4ae7-3e3c-08d8e215ae05</text:p>
          </table:table-cell>
          <table:table-cell/>
          <table:table-cell office:value-type="string" calcext:value-type="string">
            <text:p>424bf7dc-2c0c-4d64-b625-dd5e17551b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00-00-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580" meta:object-count="0"/>
    <meta:generator>LibreOffice/6.4.7.2$Linux_X86_64 LibreOffice_project/40$Build-2</meta:generator>
  </office:meta>
</office:document-meta>
</file>